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WenQuanYi Micro Hei Mono" svg:font-family="'WenQuanYi Micro Hei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CREATE DATABASE zoo CHARACTER SET 'UTF8'</text:p>
      <text:p text:style-name="Standard"/>
      <text:p text:style-name="P1"><text:bookmark text:name="r-1978436"/><text:span text:style-name="Source_20_Text">2) CREATE TABLE Animal (</text:span></text:p>
      <text:p text:style-name="P1"><text:bookmark text:name="r-19784361"/><text:span text:style-name="Source_20_Text">id SMALLINT NOT NULL AUTO_INCREMENT,</text:span></text:p>
      <text:p text:style-name="P1"><text:bookmark text:name="r-19784362"/><text:bookmark text:name="r-19784363"/><text:span text:style-name="Source_20_Text">sexe CHAR(1),</text:span></text:p>
      <text:p text:style-name="P1"><text:bookmark text:name="r-19784364"/><text:span text:style-name="Source_20_Text">dateN DATETIME NOT NULL,</text:span></text:p>
      <text:p text:style-name="P1"><text:span text:style-name="Source_20_Text">dateV DATETIME NOT NULL,</text:span></text:p>
      <text:p text:style-name="P1"><text:bookmark text:name="r-19784365"/><text:span text:style-name="Source_20_Text">nom VARCHAR(30),</text:span></text:p>
      <text:p text:style-name="P1"><text:span text:style-name="Source_20_Text">nomS VARCHAR(30),</text:span></text:p>
      <text:p text:style-name="P1"><text:span text:style-name="Source_20_Text">nomV VARCHAR(30),</text:span></text:p>
      <text:p text:style-name="P1"><text:bookmark text:name="r-19784366"/><text:span text:style-name="Source_20_Text">remarques TEXT,</text:span></text:p>
      <text:p text:style-name="P1"><text:span text:style-name="Source_20_Text">famille TEXT,</text:span></text:p>
      <text:p text:style-name="P1"><text:bookmark text:name="r-19784368"/><text:span text:style-name="Source_20_Text">)</text:span></text:p>
      <text:p text:style-name="P1"><text:span text:style-name="Source_20_Text"/></text:p>
      <text:p text:style-name="P1"><text:span text:style-name="Source_20_Text">3) INSERT INTO public « Animal » (</text:span></text:p>
      <text:p text:style-name="P1"><text:span text:style-name="Source_20_Text">« nom », « nomV », « nomS », « sexe », « famille », « dateN », « dateV », « remarques »</text:span></text:p>
      <text:p text:style-name="P1"><text:span text:style-name="Source_20_Text">VALUES (« rhinono », « rhinocéros », « Rhinocerotidae », « F », « Rhinocerotidae » , «Date '2010-06-20' », « Date '2016-12-05' », « jeune rhino craintive »)</text:span></text:p>
      <text:p text:style-name="P1"><text:span text:style-name="Source_20_Text"/></text:p>
      <text:p text:style-name="P1"><text:span text:style-name="Source_20_Text">4) SELECT « nom », « nomV », « nomS », </text:span><text:span text:style-name="Source_20_Text">« sexe », « famille », « dateN », « dateV », « remarques »</text:span></text:p>
      <text:p text:style-name="P1"><text:span text:style-name="Source_20_Text">FROM public « Animal »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WenQuanYi Micro Hei Mono" svg:font-family="'WenQuanYi Micro Hei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WenQuanYi Micro 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 Mono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WenQuanYi Micro Hei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3T10:00:24</meta:creation-date>
    <meta:document-statistic meta:table-count="0" meta:image-count="0" meta:object-count="0" meta:page-count="1" meta:paragraph-count="17" meta:word-count="130" meta:character-count="640"/>
    <dc:date>2018-01-23T10:00:57</dc:date>
    <meta:editing-duration>PT33S</meta:editing-duration>
    <meta:editing-cycles>1</meta:editing-cycles>
    <meta:generator>OpenOffice/4.1.4$Unix OpenOffice.org_project/414m5$Build-9788</meta:generator>
  </office:meta>
</office:document-meta>
</file>